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34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42" manifest:media-type=""/>
  <manifest:file-entry manifest:full-path="ObjectReplacements/Object 52" manifest:media-type=""/>
  <manifest:file-entry manifest:full-path="ObjectReplacements/Object 32" manifest:media-type="application/x-openoffice-gdimetafile;windows_formatname=&quot;GDIMetaFile&quot;"/>
  <manifest:file-entry manifest:full-path="ObjectReplacements/Object 53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ea4f" officeooo:paragraph-rsid="001aea4f"/>
    </style:style>
    <style:style style:name="P2" style:family="paragraph" style:parent-style-name="Standard">
      <style:text-properties officeooo:rsid="001c8d3f" officeooo:paragraph-rsid="001c8d3f"/>
    </style:style>
    <style:style style:name="P3" style:family="paragraph" style:parent-style-name="Standard">
      <style:text-properties officeooo:rsid="001defce" officeooo:paragraph-rsid="001defce"/>
    </style:style>
    <style:style style:name="P4" style:family="paragraph" style:parent-style-name="Standard">
      <style:text-properties officeooo:paragraph-rsid="001defce"/>
    </style:style>
    <style:style style:name="P5" style:family="paragraph" style:parent-style-name="Standard">
      <style:text-properties officeooo:rsid="001f9bfc" officeooo:paragraph-rsid="001f9bfc"/>
    </style:style>
    <style:style style:name="P6" style:family="paragraph" style:parent-style-name="Standard">
      <style:text-properties officeooo:paragraph-rsid="001f9bfc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aea4f" officeooo:paragraph-rsid="001aea4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aea4f" officeooo:paragraph-rsid="001aea4f"/>
    </style:style>
    <style:style style:name="P9" style:family="paragraph" style:parent-style-name="Standard">
      <style:text-properties style:text-underline-style="solid" style:text-underline-width="auto" style:text-underline-color="font-color" officeooo:rsid="00237d56" officeooo:paragraph-rsid="00237d56"/>
    </style:style>
    <style:style style:name="P10" style:family="paragraph" style:parent-style-name="Standard">
      <style:text-properties officeooo:rsid="00228192" officeooo:paragraph-rsid="00228192"/>
    </style:style>
    <style:style style:name="P11" style:family="paragraph" style:parent-style-name="Standard">
      <style:text-properties officeooo:rsid="00237d56" officeooo:paragraph-rsid="00237d56"/>
    </style:style>
    <style:style style:name="P12" style:family="paragraph" style:parent-style-name="Standard">
      <style:text-properties style:text-underline-style="none" officeooo:rsid="00237d56" officeooo:paragraph-rsid="00237d56"/>
    </style:style>
    <style:style style:name="P13" style:family="paragraph" style:parent-style-name="Standard">
      <style:text-properties style:text-underline-style="none" officeooo:rsid="00249189" officeooo:paragraph-rsid="00249189"/>
    </style:style>
    <style:style style:name="P14" style:family="paragraph" style:parent-style-name="Standard">
      <style:text-properties style:text-underline-style="none" officeooo:rsid="002634d8" officeooo:paragraph-rsid="002634d8"/>
    </style:style>
    <style:style style:name="P15" style:family="paragraph" style:parent-style-name="Standard">
      <style:text-properties style:text-underline-style="none" officeooo:rsid="0026f094" officeooo:paragraph-rsid="0026f094"/>
    </style:style>
    <style:style style:name="T1" style:family="text">
      <style:text-properties officeooo:rsid="001c8d3f"/>
    </style:style>
    <style:style style:name="T2" style:family="text">
      <style:text-properties officeooo:rsid="001defce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1f9bfc" style:font-size-asian="11pt" style:font-style-asian="normal" style:font-weight-asian="normal"/>
    </style:style>
    <style:style style:name="T5" style:family="text">
      <style:text-properties officeooo:rsid="00228192"/>
    </style:style>
    <style:style style:name="T6" style:family="text">
      <style:text-properties officeooo:rsid="0024918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sores</text:p>
      <text:p text:style-name="P1"/>
      <text:p text:style-name="P8">Bobina:</text:p>
      <text:p text:style-name="P1"/>
      <text:p text:style-name="P1"><draw:frame draw:style-name="fr1" draw:name="Objeto1" text:anchor-type="as-char" svg:y="-0.619cm" svg:width="1.53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377cm" svg:width="2.036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8">Condensador:</text:p>
      <text:p text:style-name="P1"/>
      <text:p text:style-name="P1"><draw:frame draw:style-name="fr1" draw:name="Objeto3" text:anchor-type="as-char" svg:y="-0.619cm" svg:width="1.542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to4" text:anchor-type="as-char" svg:y="-0.377cm" svg:width="2.08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o5" text:anchor-type="as-char" svg:y="-0.619cm" svg:width="2.217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8">Resistencia:</text:p>
      <text:p text:style-name="P1"/>
      <text:p text:style-name="P1"><draw:frame draw:style-name="fr1" draw:name="Objeto6" text:anchor-type="as-char" svg:y="-0.377cm" svg:width="1.24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to7" text:anchor-type="as-char" svg:y="-0.377cm" svg:width="1.48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Objeto8" text:anchor-type="as-char" svg:y="-0.377cm" svg:width="1.468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to9" text:anchor-type="as-char" svg:y="-0.377cm" svg:width="2.805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8">Asociacion de resistencias</text:p>
      <text:p text:style-name="P1"/>
      <text:p text:style-name="P1">Serie:</text:p>
      <text:p text:style-name="P1"/>
      <text:p text:style-name="P1"><draw:frame draw:style-name="fr1" draw:name="Objeto10" text:anchor-type="as-char" svg:y="-0.377cm" svg:width="2.17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8">Paralelo</text:p>
      <text:p text:style-name="P1"/>
      <text:p text:style-name="P1"><draw:frame draw:style-name="fr1" draw:name="Objeto11" text:anchor-type="as-char" svg:y="-0.619cm" svg:width="2.429cm" svg:height="1.06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*<text:span text:style-name="T1">1</text:span></text:p>
      <text:p text:style-name="P1"/>
      <text:p text:style-name="P2"><draw:frame draw:style-name="fr1" draw:name="Objeto12" text:anchor-type="as-char" svg:y="-0.619cm" svg:width="6.874cm" svg:height="1.52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Objeto13" text:anchor-type="as-char" svg:y="-0.619cm" svg:width="2.891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*2</text:p>
      <text:p text:style-name="P2"/>
      <text:p text:style-name="P2"><draw:frame draw:style-name="fr1" draw:name="Objeto14" text:anchor-type="as-char" svg:y="-0.619cm" svg:width="6.496cm" svg:height="1.59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text:soft-page-break/><draw:frame draw:style-name="fr1" draw:name="Objeto15" text:anchor-type="as-char" svg:y="-0.619cm" svg:width="3.367cm" svg:height="1.03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/>
      <text:p text:style-name="P2">*<text:span text:style-name="T2">3</text:span></text:p>
      <text:p text:style-name="P3"><draw:frame draw:style-name="fr1" draw:name="Objeto27" text:anchor-type="as-char" svg:y="-0.437cm" svg:width="3.16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"><draw:frame draw:style-name="fr1" draw:name="Objeto28" text:anchor-type="as-char" svg:y="-0.437cm" svg:width="3.875cm" svg:height="0.55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3"><draw:frame draw:style-name="fr1" draw:name="Objeto29" text:anchor-type="as-char" svg:y="-0.437cm" svg:width="3.274cm" svg:height="0.55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"/>
      <text:p text:style-name="P3"><draw:frame draw:style-name="fr1" draw:name="Objeto16" text:anchor-type="as-char" svg:y="-0.619cm" svg:width="2.745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Malla 1:</text:p>
      <text:p text:style-name="P3"/>
      <text:p text:style-name="P3"><draw:frame draw:style-name="fr1" draw:name="Objeto18" text:anchor-type="as-char" svg:y="-0.619cm" svg:width="6.83cm" svg:height="0.99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1" draw:name="Objeto17" text:anchor-type="as-char" svg:y="-0.619cm" svg:width="6.304cm" svg:height="1.05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1" draw:name="Objeto19" text:anchor-type="as-char" svg:y="-0.619cm" svg:width="8.364cm" svg:height="1.05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<draw:frame draw:style-name="fr1" draw:name="Objeto20" text:anchor-type="as-char" svg:y="-0.619cm" svg:width="8.738cm" svg:height="1.05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><text:span text:style-name="T3"><draw:frame draw:style-name="fr1" draw:name="Objeto21" text:anchor-type="as-char" svg:y="-0.619cm" svg:width="7.544cm" svg:height="1.058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3"><text:span text:style-name="T3"><draw:frame draw:style-name="fr1" draw:name="Objeto22" text:anchor-type="as-char" svg:y="-0.758cm" svg:width="7.675cm" svg:height="0.88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><text:span text:style-name="T4"><draw:frame draw:style-name="fr1" draw:name="Objeto23" text:anchor-type="as-char" svg:y="-0.681cm" svg:width="5.44cm" svg:height="1.27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"><draw:frame draw:style-name="fr1" draw:name="Objeto24" text:anchor-type="as-char" svg:y="-0.437cm" svg:width="5.537cm" svg:height="0.81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5">Calculamos<draw:frame draw:style-name="fr1" draw:name="Objeto26" text:anchor-type="as-char" svg:y="-0.377cm" svg:width="0.453cm" svg:height="0.53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3"><draw:frame draw:style-name="fr1" draw:name="Objeto25" text:anchor-type="as-char" svg:y="-0.619cm" svg:width="8.364cm" svg:height="1.058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"/>
      <text:p text:style-name="P5">Pasamos<draw:frame draw:style-name="fr1" draw:name="Objeto31" text:anchor-type="as-char" svg:y="-0.386cm" svg:width="0.954cm" svg:height="0.542cm" draw:z-index="30"><draw:object xlink:href="./Object 31" xlink:type="simple" xlink:show="embed" xlink:actuate="onLoad"/><draw:image xlink:href="./ObjectReplacements/Object 31" xlink:type="simple" xlink:show="embed" xlink:actuate="onLoad"/></draw:frame>a forma polar <draw:frame draw:style-name="fr1" draw:name="Objeto30" text:anchor-type="as-char" svg:y="-0.758cm" svg:width="4.431cm" svg:height="0.88cm" draw:z-index="29"><draw:object xlink:href="./Object 30" xlink:type="simple" xlink:show="embed" xlink:actuate="onLoad"/><draw:image xlink:href="./ObjectReplacements/Object 30" xlink:type="simple" xlink:show="embed" xlink:actuate="onLoad"/></draw:frame><text:s/></text:p>
      <text:p text:style-name="P5"/>
      <text:p text:style-name="P5"><draw:frame draw:style-name="fr1" draw:name="Objeto32" text:anchor-type="as-char" svg:y="-0.616cm" svg:width="5.175cm" svg:height="0.769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5"><draw:frame draw:style-name="fr1" draw:name="Objeto33" text:anchor-type="as-char" svg:y="-0.437cm" svg:width="4.838cm" svg:height="0.59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5"/>
      <text:p text:style-name="P5">*<text:span text:style-name="T5">4</text:span></text:p>
      <text:p text:style-name="P5"/>
      <text:p text:style-name="P10"><draw:frame draw:style-name="fr1" draw:name="Objeto34" text:anchor-type="as-char" svg:y="-0.437cm" svg:width="6.144cm" svg:height="0.59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1"><text:soft-page-break/>Ahora con <draw:frame draw:style-name="fr1" draw:name="Objeto35" text:anchor-type="as-char" svg:y="-0.377cm" svg:width="2.836cm" svg:height="0.46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/>
      <text:p text:style-name="P11"><draw:frame draw:style-name="fr1" draw:name="Objeto36" text:anchor-type="as-char" svg:y="-0.619cm" svg:width="5.918cm" svg:height="1.588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><draw:frame draw:style-name="fr1" draw:name="Objeto37" text:anchor-type="as-char" svg:y="-0.619cm" svg:width="3.38cm" svg:height="1.52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1"/>
      <text:p text:style-name="P11"/>
      <text:p text:style-name="P9">Función de transferencia:</text:p>
      <text:p text:style-name="P9"/>
      <text:p text:style-name="P12"><draw:frame draw:style-name="fr1" draw:name="Objeto38" text:anchor-type="as-char" svg:y="-0.683cm" svg:width="9.551cm" svg:height="1.591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2"/>
      <text:p text:style-name="P12">*<text:span text:style-name="T6">5</text:span></text:p>
      <text:p text:style-name="P12"/>
      <text:p text:style-name="P13"><draw:frame draw:style-name="fr1" draw:name="Objeto40" text:anchor-type="as-char" svg:y="-0.619cm" svg:width="2.891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13"><draw:frame draw:style-name="fr1" draw:name="Objeto39" text:anchor-type="as-char" svg:y="-0.683cm" svg:width="2.323cm" svg:height="1.591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3"><draw:frame draw:style-name="fr1" draw:name="Objeto41" text:anchor-type="as-char" svg:y="-0.683cm" svg:width="7.472cm" svg:height="1.591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<draw:frame draw:style-name="fr1" draw:name="Objeto42" text:anchor-type="as-char" svg:y="-0.377cm" svg:width="1.535cm" svg:height="0.531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/>
      <text:p text:style-name="P14"><draw:frame draw:style-name="fr1" draw:name="Objeto43" text:anchor-type="as-char" svg:y="-0.445cm" svg:width="2.09cm" svg:height="0.6cm" draw:z-index="42"><draw:object xlink:href="./Object 43" xlink:type="simple" xlink:show="embed" xlink:actuate="onLoad"/><draw:image xlink:href="./ObjectReplacements/Object 43" xlink:type="simple" xlink:show="embed" xlink:actuate="onLoad"/></draw:frame>la base es la amplitud y el exponente es lo que va dentro del coseno</text:p>
      <text:p text:style-name="P14"><draw:frame draw:style-name="fr1" draw:name="Objeto44" text:anchor-type="as-char" svg:y="-0.445cm" svg:width="2.238cm" svg:height="0.6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la base es la amplitud y el exponente es lo que va dentro del coseno</text:p>
      <text:p text:style-name="P14"/>
      <text:p text:style-name="P14"><draw:frame draw:style-name="fr1" draw:name="Objeto45" text:anchor-type="as-char" svg:y="-0.443cm" svg:width="3.849cm" svg:height="0.564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><draw:frame draw:style-name="fr1" draw:name="Objeto46" text:anchor-type="as-char" svg:y="-0.445cm" svg:width="6.378cm" svg:height="0.6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14"/>
      <text:p text:style-name="P14"><draw:frame draw:style-name="fr1" draw:name="Objeto47" text:anchor-type="as-char" svg:y="-0.386cm" svg:width="2.662cm" svg:height="0.542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4"><draw:frame draw:style-name="fr1" draw:name="Objeto48" text:anchor-type="as-char" svg:y="-0.386cm" svg:width="4.327cm" svg:height="0.54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4"/>
      <text:p text:style-name="P15"><draw:frame draw:style-name="fr1" draw:name="Objeto49" text:anchor-type="as-char" svg:y="-0.619cm" svg:width="3.27cm" svg:height="1.131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5"><draw:frame draw:style-name="fr1" draw:name="Objeto50" text:anchor-type="as-char" svg:y="-0.386cm" svg:width="4.179cm" svg:height="0.508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5"/>
      <text:p text:style-name="P15">Si <draw:frame draw:style-name="fr1" draw:name="Objeto56" text:anchor-type="as-char" svg:y="-0.217cm" svg:width="0.503cm" svg:height="0.242cm" draw:z-index="55"><draw:object xlink:href="./Object 56" xlink:type="simple" xlink:show="embed" xlink:actuate="onLoad"/><draw:image xlink:href="./ObjectReplacements/Object 56" xlink:type="simple" xlink:show="embed" xlink:actuate="onLoad"/></draw:frame>es muy pequeño<draw:frame draw:style-name="fr1" draw:name="Objeto52" text:anchor-type="as-char" svg:y="-0.377cm" svg:width="1.228cm" svg:height="0.469cm" draw:z-index="51"><draw:object xlink:href="./Object 52" xlink:type="simple" xlink:show="embed" xlink:actuate="onLoad"/><draw:image xlink:href="./ObjectReplacements/Object 52" xlink:type="simple" xlink:show="embed" xlink:actuate="onLoad"/></draw:frame><draw:frame draw:style-name="fr1" draw:name="Objeto51" text:anchor-type="as-char" svg:y="-0.377cm" svg:width="1.69cm" svg:height="0.46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15">Si <draw:frame draw:style-name="fr1" draw:name="Objeto55" text:anchor-type="as-char" svg:y="-0.217cm" svg:width="0.503cm" svg:height="0.242cm" draw:z-index="54"><draw:object xlink:href="./Object 55" xlink:type="simple" xlink:show="embed" xlink:actuate="onLoad"/><draw:image xlink:href="./ObjectReplacements/Object 55" xlink:type="simple" xlink:show="embed" xlink:actuate="onLoad"/></draw:frame>es muy grande<draw:frame draw:style-name="fr1" draw:name="Objeto53" text:anchor-type="as-char" svg:y="-0.377cm" svg:width="1.238cm" svg:height="0.469cm" draw:z-index="52"><draw:object xlink:href="./Object 53" xlink:type="simple" xlink:show="embed" xlink:actuate="onLoad"/><draw:image xlink:href="./ObjectReplacements/Object 53" xlink:type="simple" xlink:show="embed" xlink:actuate="onLoad"/></draw:frame><draw:frame draw:style-name="fr1" draw:name="Objeto54" text:anchor-type="as-char" svg:y="-0.399cm" svg:width="2.127cm" svg:height="0.778cm" draw:z-index="53"><draw:object xlink:href="./Object 54" xlink:type="simple" xlink:show="embed" xlink:actuate="onLoad"/><draw:image xlink:href="./ObjectReplacements/Object 5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9:40:07.226287176</meta:creation-date>
    <dc:date>2018-10-17T21:29:00.539010162</dc:date>
    <meta:editing-duration>PT12M29S</meta:editing-duration>
    <meta:editing-cycles>2</meta:editing-cycles>
    <meta:generator>LibreOffice/6.0.6.2$Linux_X86_64 LibreOffice_project/00m0$Build-2</meta:generator>
    <meta:document-statistic meta:table-count="0" meta:image-count="0" meta:object-count="56" meta:page-count="3" meta:paragraph-count="65" meta:word-count="63" meta:character-count="332" meta:non-whitespace-character-count="287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i>L</mi>
      </mrow>
      <mfrac>
        <mi mathvariant="italic">di</mi>
        <mi mathvariant="italic">dt</mi>
      </mfrac>
    </mrow>
    <annotation encoding="StarMath 5.0">v=L di over dt</annotation>
  </semantics>
</math>
</file>

<file path=Object 10/content.xml><?xml version="1.0" encoding="utf-8"?>
<math xmlns="http://www.w3.org/1998/Math/MathML" display="block">
  <semantics>
    <mrow>
      <msub>
        <mi>Z</mi>
        <mi mathvariant="italic">eq</mi>
      </msub>
      <mo stretchy="false">=</mo>
      <mrow>
        <msub>
          <mi>Z</mi>
          <mn>1</mn>
        </msub>
        <mo stretchy="false">+</mo>
        <msub>
          <mi>Z</mi>
          <mn>2</mn>
        </msub>
      </mrow>
    </mrow>
    <annotation encoding="StarMath 5.0">Z_eq = Z_ 1 +Z_ 2</annotation>
  </semantics>
</math>
</file>

<file path=Object 11/content.xml><?xml version="1.0" encoding="utf-8"?>
<math xmlns="http://www.w3.org/1998/Math/MathML" display="block">
  <semantics>
    <mrow>
      <mfrac>
        <mn>1</mn>
        <msub>
          <mi>Z</mi>
          <mi mathvariant="italic">eq</mi>
        </msub>
      </mfrac>
      <mo stretchy="false">=</mo>
      <mrow>
        <mfrac>
          <mn>1</mn>
          <msub>
            <mi>Z</mi>
            <mn>1</mn>
          </msub>
        </mfrac>
        <mo stretchy="false">+</mo>
        <mfrac>
          <mn>1</mn>
          <msub>
            <mi>Z</mi>
            <mn>2</mn>
          </msub>
        </mfrac>
      </mrow>
    </mrow>
    <annotation encoding="StarMath 5.0">1 over Z_eq = 1 over Z_ 1 + 1 over Z_2</annotation>
  </semantics>
</math>
</file>

<file path=Object 12/content.xml><?xml version="1.0" encoding="utf-8"?>
<math xmlns="http://www.w3.org/1998/Math/MathML" display="block">
  <semantics>
    <mrow>
      <mrow>
        <mfrac>
          <mn>1</mn>
          <msub>
            <mi>Z</mi>
            <mi mathvariant="italic">eq</mi>
          </msub>
        </mfrac>
        <mo stretchy="false">=</mo>
        <mrow>
          <mfrac>
            <mn>1</mn>
            <mi>R</mi>
          </mfrac>
          <mo stretchy="false">+</mo>
          <mfrac>
            <mn>1</mn>
            <mfrac>
              <mn>1</mn>
              <mrow>
                <mi>j</mi>
                <mi>ω</mi>
                <mi>c</mi>
              </mrow>
            </mfrac>
          </mfrac>
        </mrow>
        <mo stretchy="false">=</mo>
        <mrow>
          <mfrac>
            <mn>1</mn>
            <mi>R</mi>
          </mfrac>
          <mo stretchy="false">+</mo>
          <mi>j</mi>
        </mrow>
      </mrow>
      <mi>ω</mi>
      <mrow>
        <mi>C</mi>
        <mo stretchy="false">=</mo>
        <mfrac>
          <mrow>
            <mrow>
              <mn>1</mn>
              <mo stretchy="false">+</mo>
              <mi>j</mi>
            </mrow>
            <mi>ω</mi>
            <mi>R</mi>
            <mi>C</mi>
          </mrow>
          <mi>R</mi>
        </mfrac>
      </mrow>
    </mrow>
    <annotation encoding="StarMath 5.0">1 over Z_eq = 1 over R + 1 over {1 over {j %iomega c}} = 1 over R + j %iomega C = {1+j %iomega R C} over R</annotation>
  </semantics>
</math>
</file>

<file path=Object 13/content.xml><?xml version="1.0" encoding="utf-8"?>
<math xmlns="http://www.w3.org/1998/Math/MathML" display="block">
  <semantics>
    <mrow>
      <msub>
        <mi>Z</mi>
        <mi mathvariant="italic">eq</mi>
      </msub>
      <mo stretchy="false">=</mo>
      <mfrac>
        <mi>R</mi>
        <mrow>
          <mrow>
            <mn>1</mn>
            <mo stretchy="false">+</mo>
            <mi>j</mi>
          </mrow>
          <mi>ω</mi>
          <mi>R</mi>
          <mi>C</mi>
        </mrow>
      </mfrac>
    </mrow>
    <annotation encoding="StarMath 5.0">Z_eq = R over {1+j %iomega R C}</annotation>
  </semantics>
</math>
</file>

<file path=Object 14/content.xml><?xml version="1.0" encoding="utf-8"?>
<math xmlns="http://www.w3.org/1998/Math/MathML" display="block">
  <semantics>
    <mrow>
      <mrow>
        <mfrac>
          <mn>1</mn>
          <msub>
            <mi>Z</mi>
            <mi mathvariant="italic">eq</mi>
          </msub>
        </mfrac>
        <mo stretchy="false">=</mo>
        <mrow>
          <mfrac>
            <mn>1</mn>
            <mfrac>
              <mn>1</mn>
              <mrow>
                <mi>j</mi>
                <mi>ω</mi>
                <msub>
                  <mi>C</mi>
                  <mn>1</mn>
                </msub>
              </mrow>
            </mfrac>
          </mfrac>
          <mo stretchy="false">+</mo>
          <mfrac>
            <mn>1</mn>
            <mfrac>
              <mn>1</mn>
              <mrow>
                <mi>j</mi>
                <mi>ω</mi>
                <msub>
                  <mi>C</mi>
                  <mn>2</mn>
                </msub>
              </mrow>
            </mfrac>
          </mfrac>
        </mrow>
        <mo stretchy="false">=</mo>
        <mi>j</mi>
      </mrow>
      <mi>ω</mi>
      <mrow>
        <msub>
          <mi>C</mi>
          <mn>1</mn>
        </msub>
        <mo stretchy="false">+</mo>
        <mi>j</mi>
      </mrow>
      <mi>ω</mi>
      <msub>
        <mi>C</mi>
        <mn>2</mn>
      </msub>
    </mrow>
    <annotation encoding="StarMath 5.0">1 over Z_eq = 1 over {1 over{ j %iomega C_ 1}} +1 over {1 over{ j %iomega C_ 2}} = j %iomega C_ 1  + j %iomega C_ 2</annotation>
  </semantics>
</math>
</file>

<file path=Object 15/content.xml><?xml version="1.0" encoding="utf-8"?>
<math xmlns="http://www.w3.org/1998/Math/MathML" display="block">
  <semantics>
    <mrow>
      <msub>
        <mi>Z</mi>
        <mi mathvariant="italic">eq</mi>
      </msub>
      <mo stretchy="false">=</mo>
      <mfrac>
        <mn>1</mn>
        <mrow>
          <mi>j</mi>
          <mi>ω</mi>
          <mrow>
            <mo fence="true" stretchy="false">(</mo>
            <mrow>
              <mrow>
                <mi>C</mi>
                <mrow>
                  <mn>₁</mn>
                  <mo stretchy="false">+</mo>
                  <mi>C</mi>
                </mrow>
                <mn>₂</mn>
              </mrow>
            </mrow>
            <mo fence="true" stretchy="false">)</mo>
          </mrow>
        </mrow>
      </mfrac>
    </mrow>
    <annotation encoding="StarMath 5.0">Z_eq = 1 over { j %iomega (C₁ + C₂) }</annotation>
  </semantics>
</math>
</file>

<file path=Object 16/content.xml><?xml version="1.0" encoding="utf-8"?>
<math xmlns="http://www.w3.org/1998/Math/MathML" display="block">
  <semantics>
    <mfrac>
      <mn>1</mn>
      <mrow>
        <mi>j</mi>
        <mn>2,5</mn>
        <mi>·</mi>
        <msup>
          <mn>10</mn>
          <mn>5</mn>
        </msup>
        <mi>·</mi>
        <msup>
          <mn>10</mn>
          <mrow>
            <mo stretchy="false">−</mo>
            <mn>3</mn>
          </mrow>
        </msup>
      </mrow>
    </mfrac>
    <annotation encoding="StarMath 5.0">1 over {j 2,5 ·10^5 · 10^-3}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row>
            <mo stretchy="false">−</mo>
            <mn>1</mn>
          </mrow>
          <mrow>
            <mi>j</mi>
            <mn>2,5</mn>
            <mi>·</mi>
            <mn>10²</mn>
          </mrow>
        </mfrac>
      </mrow>
      <mrow>
        <msub>
          <mi>i</mi>
          <mn>1</mn>
        </msub>
        <mo stretchy="false">+</mo>
        <mrow>
          <mo fence="true" stretchy="false">(</mo>
          <mrow>
            <mrow>
              <mn>2000</mn>
              <mo stretchy="false">+</mo>
              <mfrac>
                <mn>1</mn>
                <mrow>
                  <mi>j</mi>
                  <mn>2,5</mn>
                  <mi>·</mi>
                  <msup>
                    <mn>10</mn>
                    <mn>2</mn>
                  </msup>
                </mrow>
              </mfrac>
            </mrow>
          </mrow>
          <mo fence="true" stretchy="false">)</mo>
        </mrow>
      </mrow>
      <msub>
        <mi>i</mi>
        <mn>2</mn>
      </msub>
    </mrow>
    <annotation encoding="StarMath 5.0">0= - 1 over {j 2,5 ·10² } i_ 1 + (2000 + 1 over {j 2,5 · 10^ 2}) i_ 2</annotation>
  </semantics>
</math>
</file>

<file path=Object 18/content.xml><?xml version="1.0" encoding="utf-8"?>
<math xmlns="http://www.w3.org/1998/Math/MathML" display="block">
  <semantics>
    <mrow>
      <mn>5</mn>
      <mrow>
        <msup>
          <mi>e</mi>
          <mrow>
            <mi>j</mi>
            <mi>ω</mi>
            <mi>t</mi>
          </mrow>
        </msup>
        <mo stretchy="false">=</mo>
        <mrow>
          <mn>1000</mn>
          <mo stretchy="false">+</mo>
          <mfrac>
            <mn>1</mn>
            <mrow>
              <mi>j</mi>
              <mi>·</mi>
              <mn>2,5</mn>
              <mi>·</mi>
              <mn>10²</mn>
            </mrow>
          </mfrac>
        </mrow>
      </mrow>
      <msub>
        <mi>i</mi>
        <mn>1</mn>
      </msub>
      <mi>–</mi>
      <mfrac>
        <mn>1</mn>
        <mrow>
          <mi>i</mi>
          <mn>2,5</mn>
          <mi>·</mi>
          <mn>10²</mn>
        </mrow>
      </mfrac>
      <msub>
        <mi>i</mi>
        <mn>2</mn>
      </msub>
    </mrow>
    <annotation encoding="StarMath 5.0">5e^{j %iomega t} = 1000 + 1 over { j · 2,5 · 10²} i_ 1 – 1 over {i 2,5 · 10²} i_2</annotation>
  </semantics>
</math>
</file>

<file path=Object 19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fence="true" stretchy="false">(</mo>
          <mrow>
            <mrow>
              <mn>2000</mn>
              <mo stretchy="false">+</mo>
              <mfrac>
                <mn>1</mn>
                <mrow>
                  <mi>j</mi>
                  <mn>2,5</mn>
                  <mi>·</mi>
                  <msup>
                    <mn>10</mn>
                    <mn>2</mn>
                  </msup>
                </mrow>
              </mfrac>
            </mrow>
          </mrow>
          <mo fence="true" stretchy="false">)</mo>
        </mrow>
      </mrow>
      <msub>
        <mi>i</mi>
        <mn>2</mn>
      </msub>
      <mi>j</mi>
      <mn>2,5</mn>
      <mi>·</mi>
      <mrow>
        <msup>
          <mn>10</mn>
          <mn>2</mn>
        </msup>
        <mo stretchy="false">=</mo>
        <msub>
          <mi>i</mi>
          <mn>2</mn>
        </msub>
      </mrow>
      <mrow>
        <mo fence="true" stretchy="false">(</mo>
        <mrow>
          <mrow>
            <mn>5</mn>
            <mi>·</mi>
            <msup>
              <mn>10</mn>
              <mn>5</mn>
            </msup>
            <mrow>
              <mi>j</mi>
              <mo stretchy="false">+</mo>
              <mn>1</mn>
            </mrow>
          </mrow>
        </mrow>
        <mo fence="true" stretchy="false">)</mo>
      </mrow>
    </mrow>
    <annotation encoding="StarMath 5.0">i_ 1= (2000 + 1 over { j 2,5 · 10^2})i_ 2 j 2,5·10^2=i_ 2(5·10^5 j+1)</annotation>
  </semantics>
</math>
</file>

<file path=Object 2/content.xml><?xml version="1.0" encoding="utf-8"?>
<math xmlns="http://www.w3.org/1998/Math/MathML" display="block">
  <semantics>
    <mrow>
      <mrow>
        <msub>
          <mi>v</mi>
          <mi>f</mi>
        </msub>
        <mo stretchy="false">=</mo>
        <mi>j</mi>
      </mrow>
      <mi>ω</mi>
      <mi>L</mi>
      <msub>
        <mi>i</mi>
        <mi>f</mi>
      </msub>
    </mrow>
    <annotation encoding="StarMath 5.0">v_f=j %iomega L i_f</annotation>
  </semantics>
</math>
</file>

<file path=Object 20/content.xml><?xml version="1.0" encoding="utf-8"?>
<math xmlns="http://www.w3.org/1998/Math/MathML" display="block">
  <semantics>
    <mrow>
      <mn>5</mn>
      <msup>
        <mi>e</mi>
        <mrow>
          <mi>j</mi>
          <mi>ω</mi>
          <mi>t</mi>
        </mrow>
      </msup>
      <mrow>
        <mo fence="true" stretchy="false">[</mo>
        <mrow>
          <mrow>
            <mrow>
              <mo fence="true" stretchy="false">(</mo>
              <mrow>
                <mrow>
                  <mn>1000</mn>
                  <mo stretchy="false">+</mo>
                  <mfrac>
                    <mn>1</mn>
                    <mrow>
                      <mi>j</mi>
                      <mn>2,5</mn>
                      <mi>·</mi>
                      <msup>
                        <mn>10</mn>
                        <mn>2</mn>
                      </msup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5</mn>
                  <mi>·</mi>
                  <msup>
                    <mn>10</mn>
                    <mn>5</mn>
                  </msup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i>–</mi>
            <mfrac>
              <mn>1</mn>
              <mrow>
                <mi>j</mi>
                <mn>2.5</mn>
                <mi>·</mi>
                <msup>
                  <mn>10</mn>
                  <mn>2</mn>
                </msup>
              </mrow>
            </mfrac>
          </mrow>
        </mrow>
        <mo fence="true" stretchy="false">]</mo>
      </mrow>
      <msub>
        <mi>i</mi>
        <mn>2</mn>
      </msub>
    </mrow>
    <annotation encoding="StarMath 5.0">5 e^{j %iomega t} [(1000 + 1 over { j 2,5 · 10^2})(5·10^ 5 j+1) – 1 over {j 2.5 · 10^ 2}] i_ 2</annotation>
  </semantics>
</math>
</file>

<file path=Object 21/content.xml><?xml version="1.0" encoding="utf-8"?>
<math xmlns="http://www.w3.org/1998/Math/MathML" display="block">
  <semantics>
    <mrow>
      <mn>5</mn>
      <mi>·</mi>
      <mn>10⁸</mn>
      <mrow>
        <mi>j</mi>
        <mo stretchy="false">+</mo>
        <mn>1000</mn>
        <mo stretchy="false">+</mo>
        <mn>2000</mn>
        <mo stretchy="false">+</mo>
        <mfrac>
          <mn>1</mn>
          <mrow>
            <mi>j</mi>
            <mn>2,5</mn>
            <mi>·</mi>
            <mn>10²</mn>
          </mrow>
        </mfrac>
        <mo stretchy="false">−</mo>
        <mfrac>
          <mn>1</mn>
          <mrow>
            <mi>j</mi>
            <mn>2,5</mn>
            <mi>·</mi>
            <msup>
              <mn>10</mn>
              <mn>2</mn>
            </msup>
          </mrow>
        </mfrac>
      </mrow>
    </mrow>
    <annotation encoding="StarMath 5.0">5·10⁸ j + 1000+2000 + 1 over { j 2,5 · 10²} - 1 over { j 2,5 · 10^2}</annotation>
  </semantics>
</math>
</file>

<file path=Object 22/content.xml><?xml version="1.0" encoding="utf-8"?>
<math xmlns="http://www.w3.org/1998/Math/MathML" display="block">
  <semantics>
    <mrow>
      <mrow>
        <mn>3000</mn>
        <mo stretchy="false">+</mo>
        <mn>5</mn>
      </mrow>
      <mi>·</mi>
      <msup>
        <mn>10</mn>
        <mn>8</mn>
      </msup>
      <mrow>
        <mi>j</mi>
        <mo stretchy="false">=</mo>
        <msqrt>
          <mrow>
            <msup>
              <mn>3000</mn>
              <mn>2</mn>
            </msup>
            <mo stretchy="false">+</mo>
            <msup>
              <mrow>
                <mo fence="true" stretchy="false">(</mo>
                <mrow>
                  <mrow>
                    <mn>5</mn>
                    <mi>·</mi>
                    <msup>
                      <mn>10</mn>
                      <mn>8</mn>
                    </msup>
                  </mrow>
                </mrow>
                <mo fence="true" stretchy="false">)</mo>
              </mrow>
              <mn>2</mn>
            </msup>
          </mrow>
        </msqrt>
      </mrow>
      <msup>
        <mi>e</mi>
        <mrow>
          <mi>j</mi>
          <mi>arctan</mi>
          <mrow>
            <mo fence="true" stretchy="false">(</mo>
            <mrow>
              <mfrac>
                <mrow>
                  <mn>5</mn>
                  <mi>·</mi>
                  <msup>
                    <mn>10</mn>
                    <mn>8</mn>
                  </msup>
                </mrow>
                <mn>3000</mn>
              </mfrac>
            </mrow>
            <mo fence="true" stretchy="false">)</mo>
          </mrow>
        </mrow>
      </msup>
    </mrow>
    <annotation encoding="StarMath 5.0">3000 + 5 · 10^8 j = sqrt { 3000^2 +(5·10^8)^2 } e^{j arctan(  {5·10^8 }over 3000 )}</annotation>
  </semantics>
</math>
</file>

<file path=Object 23/content.xml><?xml version="1.0" encoding="utf-8"?>
<math xmlns="http://www.w3.org/1998/Math/MathML" display="block">
  <semantics>
    <mrow>
      <mrow>
        <msub>
          <mi>i</mi>
          <mn>2</mn>
        </msub>
        <mo stretchy="false">≈</mo>
        <mfrac>
          <mrow>
            <mn>5</mn>
            <msup>
              <mi>e</mi>
              <mrow>
                <mi>j</mi>
                <mi>ω</mi>
                <mi>t</mi>
              </mrow>
            </msup>
          </mrow>
          <mrow>
            <mn>5</mn>
            <mi>·</mi>
            <msup>
              <mn>10</mn>
              <mn>8</mn>
            </msup>
            <msup>
              <mi>e</mi>
              <mrow>
                <mi>j</mi>
                <mfrac>
                  <mi>π</mi>
                  <mn>2</mn>
                </mfrac>
              </mrow>
            </msup>
          </mrow>
        </mfrac>
        <mo stretchy="false">=</mo>
        <msup>
          <mn>10</mn>
          <mrow>
            <mo stretchy="false">−</mo>
            <mn>8</mn>
          </mrow>
        </msup>
      </mrow>
      <msup>
        <mi>e</mi>
        <mrow>
          <mi>j</mi>
          <mrow>
            <mo fence="true" stretchy="false">(</mo>
            <mrow>
              <mrow>
                <mn>2,5</mn>
                <mi>·</mi>
                <msup>
                  <mn>10</mn>
                  <mn>5</mn>
                </msup>
                <mrow>
                  <mi>t</mi>
                  <mo stretchy="false">−</mo>
                  <mfrac>
                    <mi>π</mi>
                    <mn>2</mn>
                  </mfrac>
                </mrow>
              </mrow>
            </mrow>
            <mo fence="true" stretchy="false">)</mo>
          </mrow>
        </mrow>
      </msup>
    </mrow>
    <annotation encoding="StarMath 5.0">i_2 approx { 5 e^{j %iomega t}  }over{ 5·10^8 e^{j %pi over2 }}= 10^-8 e^{ j(2,5·10^5 t - %pi over 2) }</annotation>
  </semantics>
</math>
</file>

<file path=Object 2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n>10</mn>
          <mrow>
            <mo stretchy="false">−</mo>
            <mn>8</mn>
          </mrow>
        </msup>
      </mrow>
      <mi>cos</mi>
      <mrow>
        <mo fence="true" stretchy="false">(</mo>
        <mrow>
          <mrow>
            <mn>2,5</mn>
            <mi>·</mi>
            <msup>
              <mn>10</mn>
              <mn>5</mn>
            </msup>
            <mrow>
              <mi>t</mi>
              <mo stretchy="false">−</mo>
              <mfrac>
                <mi>π</mi>
                <mn>2</mn>
              </mfrac>
            </mrow>
          </mrow>
        </mrow>
        <mo fence="true" stretchy="false">)</mo>
      </mrow>
      <mi>A</mi>
    </mrow>
    <annotation encoding="StarMath 5.0">i_2( t )=10^-8 cos( 2,5·10^5 t - %pi over 2 ) A</annotation>
  </semantics>
</math>
</file>

<file path=Object 25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fence="true" stretchy="false">(</mo>
          <mrow>
            <mrow>
              <mn>2000</mn>
              <mo stretchy="false">+</mo>
              <mfrac>
                <mn>1</mn>
                <mrow>
                  <mi>j</mi>
                  <mn>2,5</mn>
                  <mi>·</mi>
                  <msup>
                    <mn>10</mn>
                    <mn>2</mn>
                  </msup>
                </mrow>
              </mfrac>
            </mrow>
          </mrow>
          <mo fence="true" stretchy="false">)</mo>
        </mrow>
      </mrow>
      <msub>
        <mi>i</mi>
        <mn>2</mn>
      </msub>
      <mi>j</mi>
      <mn>2,5</mn>
      <mi>·</mi>
      <mrow>
        <msup>
          <mn>10</mn>
          <mn>2</mn>
        </msup>
        <mo stretchy="false">=</mo>
        <msub>
          <mi>i</mi>
          <mn>2</mn>
        </msub>
      </mrow>
      <mrow>
        <mo fence="true" stretchy="false">(</mo>
        <mrow>
          <mrow>
            <mn>5</mn>
            <mi>·</mi>
            <msup>
              <mn>10</mn>
              <mn>5</mn>
            </msup>
            <mrow>
              <mi>j</mi>
              <mo stretchy="false">+</mo>
              <mn>1</mn>
            </mrow>
          </mrow>
        </mrow>
        <mo fence="true" stretchy="false">)</mo>
      </mrow>
    </mrow>
    <annotation encoding="StarMath 5.0">i_ 1= (2000 + 1 over { j 2,5 · 10^2})i_ 2 j 2,5·10^2=i_ 2(5·10^5 j+1)</annotation>
  </semantics>
</math>
</file>

<file path=Object 26/content.xml><?xml version="1.0" encoding="utf-8"?>
<math xmlns="http://www.w3.org/1998/Math/MathML" display="block">
  <semantics>
    <msub>
      <mi>i</mi>
      <mn>1</mn>
    </msub>
    <annotation encoding="StarMath 5.0">i_ 1</annotation>
  </semantics>
</math>
</file>

<file path=Object 27/content.xml><?xml version="1.0" encoding="utf-8"?>
<math xmlns="http://www.w3.org/1998/Math/MathML" display="block">
  <semantics>
    <mrow>
      <mrow>
        <mi>ω</mi>
        <mo stretchy="false">=</mo>
        <mn>2,5</mn>
      </mrow>
      <mi>·</mi>
      <msup>
        <mn>10</mn>
        <mn>5</mn>
      </msup>
      <mrow>
        <mi mathvariant="italic">rad</mi>
        <mo stretchy="false">/</mo>
        <mi>s</mi>
      </mrow>
    </mrow>
    <annotation encoding="StarMath 5.0">%iomega = 2,5 · 10^5 rad/s</annotation>
  </semantics>
</math>
</file>

<file path=Object 28/content.xml><?xml version="1.0" encoding="utf-8"?>
<math xmlns="http://www.w3.org/1998/Math/MathML" display="block">
  <semantics>
    <mrow>
      <mrow>
        <msup>
          <mi>e</mi>
          <mrow>
            <mi>j</mi>
            <mi>x</mi>
          </mrow>
        </msup>
        <mo stretchy="false">=</mo>
        <mi>cos</mi>
      </mrow>
      <mrow>
        <mrow>
          <mo fence="true" stretchy="false">(</mo>
          <mrow>
            <mi>x</mi>
          </mrow>
          <mo fence="true" stretchy="false">)</mo>
        </mrow>
        <mo stretchy="false">+</mo>
        <mi>j</mi>
      </mrow>
      <mi mathvariant="italic">sen</mi>
      <mrow>
        <mo fence="true" stretchy="false">(</mo>
        <mrow>
          <mi>x</mi>
        </mrow>
        <mo fence="true" stretchy="false">)</mo>
      </mrow>
    </mrow>
    <annotation encoding="StarMath 5.0">e^{j x} = cos(x)+ j sen(x)</annotation>
  </semantics>
</math>
</file>

<file path=Object 29/content.xml><?xml version="1.0" encoding="utf-8"?>
<math xmlns="http://www.w3.org/1998/Math/MathML" display="block">
  <semantics>
    <mrow>
      <mn>5</mn>
      <mi>cos</mi>
      <mrow>
        <mo fence="true" stretchy="false">(</mo>
        <mrow>
          <mrow>
            <mi>ω</mi>
            <mi>t</mi>
          </mrow>
        </mrow>
        <mo fence="true" stretchy="false">)</mo>
      </mrow>
      <mi>→</mi>
      <mn>5</mn>
      <msup>
        <mi>e</mi>
        <mrow>
          <mi>j</mi>
          <mi>ω</mi>
          <mi>t</mi>
        </mrow>
      </msup>
    </mrow>
    <annotation encoding="StarMath 5.0">5 cos(%iomega t) → 5 e^{j %iomega t}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i>C</mi>
      </mrow>
      <mfrac>
        <mi mathvariant="italic">dv</mi>
        <mi mathvariant="italic">dt</mi>
      </mfrac>
    </mrow>
    <annotation encoding="StarMath 5.0">i=C dv over dt</annotation>
  </semantics>
</math>
</file>

<file path=Object 30/content.xml><?xml version="1.0" encoding="utf-8"?>
<math xmlns="http://www.w3.org/1998/Math/MathML" display="block">
  <semantics>
    <mrow>
      <msqrt>
        <mrow>
          <msup>
            <mn>1</mn>
            <mn>2</mn>
          </msup>
          <mo stretchy="false">+</mo>
          <msup>
            <mrow>
              <mo fence="true" stretchy="false">(</mo>
              <mrow>
                <mrow>
                  <mn>5</mn>
                  <mo stretchy="false">+</mo>
                  <msup>
                    <mn>10</mn>
                    <mn>5</mn>
                  </msup>
                </mrow>
              </mrow>
              <mo fence="true" stretchy="false">)</mo>
            </mrow>
            <mn>2</mn>
          </msup>
        </mrow>
      </msqrt>
      <msup>
        <mi>e</mi>
        <mrow>
          <mi>j</mi>
          <mi>arctan</mi>
          <mrow>
            <mo fence="true" stretchy="false">(</mo>
            <mrow>
              <mfrac>
                <mrow>
                  <mn>5</mn>
                  <mi>·</mi>
                  <msup>
                    <mn>10</mn>
                    <mn>5</mn>
                  </msup>
                </mrow>
                <mi>a</mi>
              </mfrac>
            </mrow>
            <mo fence="true" stretchy="false">)</mo>
          </mrow>
        </mrow>
      </msup>
    </mrow>
    <annotation encoding="StarMath 5.0">sqrt { 1^2+(5+10^5)^2  } e^{ j arctan ({5·10^5} over a) }</annotation>
  </semantics>
</math>
</file>

<file path=Object 31/content.xml><?xml version="1.0" encoding="utf-8"?>
<math xmlns="http://www.w3.org/1998/Math/MathML" display="block">
  <semantics>
    <mrow>
      <msub>
        <mi>i</mi>
        <mn>2</mn>
      </msub>
      <mrow>
        <mo fence="true" stretchy="false">(</mo>
        <mrow>
          <mi>t</mi>
        </mrow>
        <mo fence="true" stretchy="false">)</mo>
      </mrow>
    </mrow>
    <annotation encoding="StarMath 5.0"> i_ 2(t) </annotation>
  </semantics>
</math>
</file>

<file path=Object 32/content.xml><?xml version="1.0" encoding="utf-8"?>
<math xmlns="http://www.w3.org/1998/Math/MathML" display="block">
  <semantics>
    <mrow>
      <mrow>
        <msub>
          <mi>i</mi>
          <mn>1</mn>
        </msub>
        <mo stretchy="false">=</mo>
        <msup>
          <mn>10</mn>
          <mrow>
            <mo stretchy="false">−</mo>
            <mn>8</mn>
          </mrow>
        </msup>
      </mrow>
      <msup>
        <mi>e</mi>
        <mrow>
          <mi>j</mi>
          <mrow>
            <mo fence="true" stretchy="false">(</mo>
            <mrow>
              <mrow>
                <mn>2,5</mn>
                <mi>·</mi>
                <msup>
                  <mn>10</mn>
                  <mn>5</mn>
                </msup>
                <mrow>
                  <mi>t</mi>
                  <mo stretchy="false">−</mo>
                  <mfrac>
                    <mi>π</mi>
                    <mn>2</mn>
                  </mfrac>
                </mrow>
              </mrow>
            </mrow>
            <mo fence="true" stretchy="false">)</mo>
          </mrow>
        </mrow>
      </msup>
      <mi>·</mi>
      <mn>5</mn>
      <mi>·</mi>
      <msup>
        <mn>10</mn>
        <mn>5</mn>
      </msup>
      <msup>
        <mi>e</mi>
        <mrow>
          <mi>j</mi>
          <mfrac>
            <mi>π</mi>
            <mn>2</mn>
          </mfrac>
        </mrow>
      </msup>
    </mrow>
    <annotation encoding="StarMath 5.0">i_1=10^-8 e^{j( 2,5·10^5 t - %pi over 2 )} · 5 · 10^5 e^{ j %pi over 2 }</annotation>
  </semantics>
</math>
</file>

<file path=Object 33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n>10</mn>
          <mrow>
            <mo stretchy="false">−</mo>
            <mn>3</mn>
          </mrow>
        </msup>
      </mrow>
      <mi>cos</mi>
      <mrow>
        <mo fence="true" stretchy="false">(</mo>
        <mrow>
          <mrow>
            <mn>2,5</mn>
            <mi>·</mi>
            <msup>
              <mn>10</mn>
              <mn>5</mn>
            </msup>
            <mi>t</mi>
          </mrow>
        </mrow>
        <mo fence="true" stretchy="false">)</mo>
      </mrow>
      <mi>A</mi>
    </mrow>
    <annotation encoding="StarMath 5.0">i_1( t )=10^-3 cos( 2,5·10^5 t  ) A</annotation>
  </semantics>
</math>
</file>

<file path=Object 34/content.xml><?xml version="1.0" encoding="utf-8"?>
<math xmlns="http://www.w3.org/1998/Math/MathML" display="block">
  <semantics>
    <mrow>
      <mrow>
        <msub>
          <mi>v</mi>
          <mn>0</mn>
        </msub>
        <mo stretchy="false">=</mo>
        <mn>5</mn>
      </mrow>
      <mi>·</mi>
      <msup>
        <mn>10</mn>
        <mrow>
          <mo stretchy="false">−</mo>
          <mn>3</mn>
        </mrow>
      </msup>
      <msup>
        <mi>e</mi>
        <mrow>
          <mi>j</mi>
          <mn>2,5</mn>
          <mn>10⁵</mn>
          <mi>t</mi>
        </mrow>
      </msup>
      <mi>·</mi>
      <mrow>
        <mn>1000</mn>
        <mo stretchy="false">=</mo>
        <mn>5</mn>
      </mrow>
      <msup>
        <mi>e</mi>
        <mrow>
          <mi>j</mi>
          <mn>2,5</mn>
          <mi>·</mi>
          <mn>10⁵</mn>
          <mi>t</mi>
        </mrow>
      </msup>
    </mrow>
    <annotation encoding="StarMath 5.0">v_0=5·10^-3 e^{j 2,5 10⁵ t}  ·1000 = 5 e^{j 2,5 ·10⁵ t}</annotation>
  </semantics>
</math>
</file>

<file path=Object 35/content.xml><?xml version="1.0" encoding="utf-8"?>
<math xmlns="http://www.w3.org/1998/Math/MathML" display="block">
  <semantics>
    <mrow>
      <mrow>
        <mi>ω</mi>
        <mo stretchy="false">=</mo>
        <mn>0,001</mn>
      </mrow>
      <mrow>
        <mi mathvariant="italic">rad</mi>
        <mo stretchy="false">/</mo>
        <mi>s</mi>
      </mrow>
    </mrow>
    <annotation encoding="StarMath 5.0">%iomega = 0,001 rad/s</annotation>
  </semantics>
</math>
</file>

<file path=Object 36/content.xml><?xml version="1.0" encoding="utf-8"?>
<math xmlns="http://www.w3.org/1998/Math/MathML" display="block">
  <semantics>
    <mrow>
      <mrow>
        <mfrac>
          <mn>1</mn>
          <msub>
            <mi>Z</mi>
            <mi mathvariant="italic">eq</mi>
          </msub>
        </mfrac>
        <mo stretchy="false">=</mo>
        <mrow>
          <mfrac>
            <mn>1</mn>
            <mn>2000</mn>
          </mfrac>
          <mo stretchy="false">+</mo>
          <mfrac>
            <mn>1</mn>
            <mfrac>
              <mn>1</mn>
              <mrow>
                <mi>j</mi>
                <msup>
                  <mn>10</mn>
                  <mrow>
                    <mo stretchy="false">−</mo>
                    <mn>6</mn>
                  </mrow>
                </msup>
              </mrow>
            </mfrac>
          </mfrac>
        </mrow>
        <mo stretchy="false">=</mo>
        <mrow>
          <mfrac>
            <mn>1</mn>
            <mn>200</mn>
          </mfrac>
          <mo stretchy="false">+</mo>
          <mi>j</mi>
        </mrow>
      </mrow>
      <msup>
        <mn>10</mn>
        <mrow>
          <mo stretchy="false">−</mo>
          <mn>4</mn>
        </mrow>
      </msup>
    </mrow>
    <annotation encoding="StarMath 5.0">1 over Z_eq = 1 over 2000 + 1 over { 1 over { j 10^-6}} = 1 over 200 + j 10^-4</annotation>
  </semantics>
</math>
</file>

<file path=Object 37/content.xml><?xml version="1.0" encoding="utf-8"?>
<math xmlns="http://www.w3.org/1998/Math/MathML" display="block">
  <semantics>
    <mrow>
      <msub>
        <mi>Z</mi>
        <mi mathvariant="italic">eq</mi>
      </msub>
      <mo stretchy="false">=</mo>
      <mfrac>
        <mn>1</mn>
        <mrow>
          <mrow>
            <mfrac>
              <mn>1</mn>
              <mn>2000</mn>
            </mfrac>
            <mo stretchy="false">+</mo>
            <mi>j</mi>
          </mrow>
          <msup>
            <mn>10</mn>
            <mrow>
              <mo stretchy="false">−</mo>
              <mn>6</mn>
            </mrow>
          </msup>
        </mrow>
      </mfrac>
    </mrow>
    <annotation encoding="StarMath 5.0">Z_eq = 1 over { 1 over 2000 + j 10 ^-6 }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ω</mi>
          </mrow>
          <mo fence="true" stretchy="false">)</mo>
        </mrow>
        <mo stretchy="false">=</mo>
        <mfrac>
          <msub>
            <mi>v</mi>
            <mn>0</mn>
          </msub>
          <msub>
            <mi>v</mi>
            <mi>i</mi>
          </msub>
        </mfrac>
        <mo stretchy="false">=</mo>
        <mfrac>
          <mn>1</mn>
          <mrow>
            <mrow>
              <mn>1</mn>
              <mo stretchy="false">+</mo>
              <mi>j</mi>
            </mrow>
            <mi>ω</mi>
            <mi>R</mi>
            <mi>C</mi>
          </mrow>
        </mfrac>
        <mo stretchy="false">=</mo>
        <mfrac>
          <mrow>
            <mn>1</mn>
            <msup>
              <mi>e</mi>
              <mrow>
                <mi>j</mi>
                <mn>0</mn>
              </mrow>
            </msup>
          </mrow>
          <mrow>
            <msqrt>
              <mrow>
                <msup>
                  <mn>1</mn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ω</mi>
                        <mi>R</mi>
                        <mi>C</mi>
                      </mrow>
                    </mrow>
                    <mo fence="true" stretchy="false">)</mo>
                  </mrow>
                  <mn>2</mn>
                </msup>
              </mrow>
            </msqrt>
            <msup>
              <mi>e</mi>
              <mi>j</mi>
            </msup>
            <mi mathvariant="italic">arctg</mi>
            <mrow>
              <mo fence="true" stretchy="false">(</mo>
              <mrow>
                <mfrac>
                  <mrow>
                    <mi>ω</mi>
                    <mi>R</mi>
                    <mi>C</mi>
                  </mrow>
                  <mn>1</mn>
                </mfrac>
              </mrow>
              <mo fence="true" stretchy="false">)</mo>
            </mrow>
          </mrow>
        </mfrac>
      </mrow>
    </mrow>
    <annotation encoding="StarMath 5.0">F(%iomega)= v_ 0 over v_i = 1 over { 1+ j %iomega R C } = { 1 e ^j0 } over{ sqrt { 1^2+(%iomega R C)^2 } e^j arctg( {%iomega R C } over 1)}</annotation>
  </semantics>
</math>
</file>

<file path=Object 39/content.xml><?xml version="1.0" encoding="utf-8"?>
<math xmlns="http://www.w3.org/1998/Math/MathML" display="block">
  <semantics>
    <mrow>
      <mi>i</mi>
      <mo stretchy="false">=</mo>
      <mfrac>
        <msub>
          <mi>v</mi>
          <mi>i</mi>
        </msub>
        <mrow>
          <mi>R</mi>
          <mo stretchy="false">+</mo>
          <mfrac>
            <mn>1</mn>
            <mrow>
              <mi>j</mi>
              <mi>ω</mi>
              <mi>C</mi>
            </mrow>
          </mfrac>
        </mrow>
      </mfrac>
    </mrow>
    <annotation encoding="StarMath 5.0">i= v_i over { R + 1 over { j %iomega C} }</annotation>
  </semantics>
</math>
</file>

<file path=Object 4/content.xml><?xml version="1.0" encoding="utf-8"?>
<math xmlns="http://www.w3.org/1998/Math/MathML" display="block">
  <semantics>
    <mrow>
      <mrow>
        <msub>
          <mi>i</mi>
          <mi>f</mi>
        </msub>
        <mo stretchy="false">=</mo>
        <mi>j</mi>
      </mrow>
      <mi>ω</mi>
      <mi>C</mi>
      <msub>
        <mi>v</mi>
        <mi>f</mi>
      </msub>
    </mrow>
    <annotation encoding="StarMath 5.0">i_f=j %iomega C v_f</annotation>
  </semantics>
</math>
</file>

<file path=Object 40/content.xml><?xml version="1.0" encoding="utf-8"?>
<math xmlns="http://www.w3.org/1998/Math/MathML" display="block">
  <semantics>
    <mrow>
      <mrow>
        <msub>
          <mi>v</mi>
          <mi>i</mi>
        </msub>
        <mo stretchy="false">=</mo>
        <mrow>
          <mo fence="true" stretchy="false">(</mo>
          <mrow>
            <mrow>
              <mi>R</mi>
              <mo stretchy="false">+</mo>
              <mfrac>
                <mn>1</mn>
                <mrow>
                  <mn>1</mn>
                  <mi>ω</mi>
                  <mi>C</mi>
                </mrow>
              </mfrac>
            </mrow>
          </mrow>
          <mo fence="true" stretchy="false">)</mo>
        </mrow>
      </mrow>
      <mi>i</mi>
    </mrow>
    <annotation encoding="StarMath 5.0">v_i=(R+1 over{1 %iomega C} ) i</annotation>
  </semantics>
</math>
</file>

<file path=Object 41/content.xml><?xml version="1.0" encoding="utf-8"?>
<math xmlns="http://www.w3.org/1998/Math/MathML" display="block">
  <semantics>
    <mrow>
      <mrow>
        <msub>
          <mi>v</mi>
          <mn>0</mn>
        </msub>
        <mo stretchy="false">=</mo>
        <mi mathvariant="italic">i·</mi>
      </mrow>
      <mrow>
        <mfrac>
          <mn>1</mn>
          <mrow>
            <mi>j</mi>
            <mi>ω</mi>
            <mi>C</mi>
          </mrow>
        </mfrac>
        <mo stretchy="false">=</mo>
        <mfrac>
          <msub>
            <mi>v</mi>
            <mi>i</mi>
          </msub>
          <mrow>
            <mi>R</mi>
            <mo stretchy="false">+</mo>
            <mfrac>
              <mn>1</mn>
              <mrow>
                <mi>j</mi>
                <mi>ω</mi>
                <mi>C</mi>
              </mrow>
            </mfrac>
          </mrow>
        </mfrac>
      </mrow>
      <mi>·</mi>
      <mrow>
        <mfrac>
          <mn>1</mn>
          <mrow>
            <mi>j</mi>
            <mi>ω</mi>
            <mi>C</mi>
          </mrow>
        </mfrac>
        <mo stretchy="false">=</mo>
        <mfrac>
          <msub>
            <mi>v</mi>
            <mi>i</mi>
          </msub>
          <mrow>
            <mi>j</mi>
            <mi>ω</mi>
            <mi>R</mi>
            <mrow>
              <mi>C</mi>
              <mo stretchy="false">+</mo>
              <mn>1</mn>
            </mrow>
          </mrow>
        </mfrac>
      </mrow>
    </mrow>
    <annotation encoding="StarMath 5.0">v_0=i·1 over{ j %iomega C} = v_i over {R+1 over {j %iomega C}} · 1 over {j %iomega C} = v_i over { j %iomega  R C +1 }</annotation>
  </semantics>
</math>
</file>

<file path=Object 42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i>i</mi>
        </msub>
      </mrow>
      <mi>T</mi>
    </mrow>
    <annotation encoding="StarMath 5.0">v_0=v_i T</annotation>
  </semantics>
</math>
</file>

<file path=Object 43/content.xml><?xml version="1.0" encoding="utf-8"?>
<math xmlns="http://www.w3.org/1998/Math/MathML" display="block">
  <semantics>
    <mrow>
      <mrow>
        <msub>
          <mi>v</mi>
          <mi>i</mi>
        </msub>
        <mo stretchy="false">=</mo>
        <mrow>
          <mo fence="true" stretchy="true">|</mo>
          <mrow>
            <msub>
              <mi>v</mi>
              <mi>i</mi>
            </msub>
          </mrow>
          <mo fence="true" stretchy="true">|</mo>
        </mrow>
      </mrow>
      <msup>
        <mi>e</mi>
        <mrow>
          <mi mathvariant="italic">arg</mi>
          <msub>
            <mi>v</mi>
            <mi>i</mi>
          </msub>
        </mrow>
      </msup>
    </mrow>
    <annotation encoding="StarMath 5.0">v_i= abs v_i e^{arg v_i}</annotation>
  </semantics>
</math>
</file>

<file path=Object 44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o fence="true" stretchy="true">|</mo>
          <mrow>
            <msub>
              <mi>v</mi>
              <mn>0</mn>
            </msub>
          </mrow>
          <mo fence="true" stretchy="true">|</mo>
        </mrow>
      </mrow>
      <msup>
        <mi>e</mi>
        <mrow>
          <mi mathvariant="italic">arg</mi>
          <msub>
            <mi>v</mi>
            <mn>0</mn>
          </msub>
        </mrow>
      </msup>
    </mrow>
    <annotation encoding="StarMath 5.0">v_0= abs v_0 e^{arg v_0}</annotation>
  </semantics>
</math>
</file>

<file path=Object 45/content.xml><?xml version="1.0" encoding="utf-8"?>
<math xmlns="http://www.w3.org/1998/Math/MathML" display="block">
  <semantics>
    <mrow>
      <mi>T</mi>
      <mrow>
        <mrow>
          <mo fence="true" stretchy="false">(</mo>
          <mrow>
            <mi>ω</mi>
          </mrow>
          <mo fence="true" stretchy="false">)</mo>
        </mrow>
        <mo stretchy="false">=</mo>
        <mrow>
          <mo fence="true" stretchy="true">|</mo>
          <mrow>
            <mi>T</mi>
          </mrow>
          <mo fence="true" stretchy="true">|</mo>
        </mrow>
      </mrow>
      <mrow>
        <mo fence="true" stretchy="false">(</mo>
        <mrow>
          <mi>ω</mi>
        </mrow>
        <mo fence="true" stretchy="false">)</mo>
      </mrow>
      <msup>
        <mi>e</mi>
        <mrow>
          <mi>j</mi>
          <mi mathvariant="italic">arg</mi>
          <mi>T</mi>
          <mrow>
            <mo fence="true" stretchy="false">(</mo>
            <mrow>
              <mi>ω</mi>
            </mrow>
            <mo fence="true" stretchy="false">)</mo>
          </mrow>
        </mrow>
      </msup>
    </mrow>
    <annotation encoding="StarMath 5.0">T(%iomega) = abs T(%iomega) e^{j arg T(%iomega)}</annotation>
  </semantics>
</math>
</file>

<file path=Object 46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o fence="true" stretchy="true">|</mo>
          <mrow>
            <msub>
              <mi>v</mi>
              <mn>0</mn>
            </msub>
          </mrow>
          <mo fence="true" stretchy="true">|</mo>
        </mrow>
      </mrow>
      <mrow>
        <msup>
          <mi>e</mi>
          <mrow>
            <mi mathvariant="italic">arg</mi>
            <msub>
              <mi>v</mi>
              <mn>0</mn>
            </msub>
          </mrow>
        </msup>
        <mo stretchy="false">=</mo>
        <mrow>
          <mo fence="true" stretchy="true">|</mo>
          <mrow>
            <mi>T</mi>
          </mrow>
          <mo fence="true" stretchy="true">|</mo>
        </mrow>
      </mrow>
      <mrow>
        <mo fence="true" stretchy="false">(</mo>
        <mrow>
          <mi>ω</mi>
        </mrow>
        <mo fence="true" stretchy="false">)</mo>
      </mrow>
      <msup>
        <mi>e</mi>
        <mrow>
          <mi>j</mi>
          <mi mathvariant="italic">arg</mi>
          <mi>T</mi>
          <mrow>
            <mo fence="true" stretchy="false">(</mo>
            <mrow>
              <mi>ω</mi>
            </mrow>
            <mo fence="true" stretchy="false">)</mo>
          </mrow>
        </mrow>
      </msup>
      <mrow>
        <mo fence="true" stretchy="true">|</mo>
        <mrow>
          <msub>
            <mi>v</mi>
            <mi>i</mi>
          </msub>
        </mrow>
        <mo fence="true" stretchy="true">|</mo>
      </mrow>
      <msup>
        <mi>e</mi>
        <mrow>
          <mi>j</mi>
          <mi mathvariant="italic">arg</mi>
          <msub>
            <mi>v</mi>
            <mi>i</mi>
          </msub>
        </mrow>
      </msup>
    </mrow>
    <annotation encoding="StarMath 5.0">v_0= abs v_0 e^{arg v_0} = abs T( %iomega ) e^ {j arg T( %iomega )} abs v_i e^{  j arg v_i 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n>0</mn>
            </msub>
          </mrow>
          <mo fence="true" stretchy="true">|</mo>
        </mrow>
        <mo stretchy="false">=</mo>
        <mrow>
          <mo fence="true" stretchy="true">|</mo>
          <mrow>
            <mi>T</mi>
          </mrow>
          <mo fence="true" stretchy="true">|</mo>
        </mrow>
      </mrow>
      <mrow>
        <mo fence="true" stretchy="false">(</mo>
        <mrow>
          <mi>ω</mi>
        </mrow>
        <mo fence="true" stretchy="false">)</mo>
      </mrow>
      <mrow>
        <mo fence="true" stretchy="true">|</mo>
        <mrow>
          <msub>
            <mi>v</mi>
            <mi>i</mi>
          </msub>
        </mrow>
        <mo fence="true" stretchy="true">|</mo>
      </mrow>
    </mrow>
    <annotation encoding="StarMath 5.0">abs v_ 0 = abs T(%iomega) abs  v_i</annotation>
  </semantics>
</math>
</file>

<file path=Object 48/content.xml><?xml version="1.0" encoding="utf-8"?>
<math xmlns="http://www.w3.org/1998/Math/MathML" display="block">
  <semantics>
    <mrow>
      <mi mathvariant="italic">arg</mi>
      <mrow>
        <msub>
          <mi>v</mi>
          <mn>0</mn>
        </msub>
        <mo stretchy="false">=</mo>
        <mi mathvariant="italic">arg</mi>
      </mrow>
      <mrow>
        <msub>
          <mi>v</mi>
          <mi>i</mi>
        </msub>
        <mo stretchy="false">+</mo>
        <mi mathvariant="italic">arg</mi>
      </mrow>
      <mi>T</mi>
      <mrow>
        <mo fence="true" stretchy="false">(</mo>
        <mrow>
          <mi>ω</mi>
        </mrow>
        <mo fence="true" stretchy="false">)</mo>
      </mrow>
    </mrow>
    <annotation encoding="StarMath 5.0">arg v_0 = arg v_i + arg T(%iomega)</annotation>
  </semantics>
</math>
</file>

<file path=Object 49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frac>
        <mn>1</mn>
        <msqrt>
          <mrow>
            <mn>1</mn>
            <mo stretchy="false">+</mo>
            <msup>
              <mrow>
                <mo fence="true" stretchy="false">(</mo>
                <mrow>
                  <mrow>
                    <mi>ω</mi>
                    <mi>R</mi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 T = 1 over sqrt {1+(%iomega R C)^2}</annotation>
  </semantics>
</math>
</file>

<file path=Object 5/content.xml><?xml version="1.0" encoding="utf-8"?>
<math xmlns="http://www.w3.org/1998/Math/MathML" display="block">
  <semantics>
    <mrow>
      <mrow>
        <msub>
          <mi>v</mi>
          <mi>f</mi>
        </msub>
        <mo stretchy="false">=</mo>
        <mfrac>
          <mn>1</mn>
          <mrow>
            <mi>j</mi>
            <mi>ω</mi>
            <mi>c</mi>
          </mrow>
        </mfrac>
      </mrow>
      <mi>·</mi>
      <msub>
        <mi>i</mi>
        <mi>f</mi>
      </msub>
    </mrow>
    <annotation encoding="StarMath 5.0">v_f= 1 over {j %iomega c} ·i_f</annotation>
  </semantics>
</math>
</file>

<file path=Object 50/content.xml><?xml version="1.0" encoding="utf-8"?>
<math xmlns="http://www.w3.org/1998/Math/MathML" display="block">
  <semantics>
    <mrow>
      <mi mathvariant="italic">arg</mi>
      <mrow>
        <mi>T</mi>
        <mo stretchy="false">=</mo>
        <mrow>
          <mo stretchy="false">−</mo>
          <mi>arctan</mi>
        </mrow>
      </mrow>
      <mrow>
        <mo fence="true" stretchy="false">(</mo>
        <mrow>
          <mrow>
            <mi>ω</mi>
            <mi>R</mi>
            <mi>C</mi>
          </mrow>
        </mrow>
        <mo fence="true" stretchy="false">)</mo>
      </mrow>
    </mrow>
    <annotation encoding="StarMath 5.0">arg T = -arctan(%iomega R C)</annotation>
  </semantics>
</math>
</file>

<file path=Object 51/content.xml><?xml version="1.0" encoding="utf-8"?>
<math xmlns="http://www.w3.org/1998/Math/MathML" display="block">
  <semantics>
    <mrow>
      <mi mathvariant="italic">arg</mi>
      <mrow>
        <mi>T</mi>
        <mo stretchy="false">=</mo>
        <mn>0</mn>
      </mrow>
    </mrow>
    <annotation encoding="StarMath 5.0">arg T=0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n>1</mn>
    </mrow>
    <annotation encoding="StarMath 5.0"> abs T = 1 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n>9</mn>
    </mrow>
    <annotation encoding="StarMath 5.0"> abs T= 9  </annotation>
  </semantics>
</math>
</file>

<file path=Object 54/content.xml><?xml version="1.0" encoding="utf-8"?>
<math xmlns="http://www.w3.org/1998/Math/MathML" display="block">
  <semantics>
    <mrow>
      <mi mathvariant="italic">arg</mi>
      <mrow>
        <mi>T</mi>
        <mo stretchy="false">=</mo>
        <mfrac>
          <mrow>
            <mo stretchy="false">−</mo>
            <mi>π</mi>
          </mrow>
          <mn>2</mn>
        </mfrac>
      </mrow>
    </mrow>
    <annotation encoding="StarMath 5.0">arg T = -%pi over 2</annotation>
  </semantics>
</math>
</file>

<file path=Object 55/content.xml><?xml version="1.0" encoding="utf-8"?>
<math xmlns="http://www.w3.org/1998/Math/MathML" display="block">
  <semantics>
    <mi>ω</mi>
    <annotation encoding="StarMath 5.0">%iomega </annotation>
  </semantics>
</math>
</file>

<file path=Object 56/content.xml><?xml version="1.0" encoding="utf-8"?>
<math xmlns="http://www.w3.org/1998/Math/MathML" display="block">
  <semantics>
    <mi>ω</mi>
    <annotation encoding="StarMath 5.0">%iomega 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i>i</mi>
      </mrow>
      <mi>R</mi>
    </mrow>
    <annotation encoding="StarMath 5.0">v=i R</annotation>
  </semantics>
</math>
</file>

<file path=Object 7/content.xml><?xml version="1.0" encoding="utf-8"?>
<math xmlns="http://www.w3.org/1998/Math/MathML" display="block">
  <semantics>
    <mrow>
      <mrow>
        <msub>
          <mi>v</mi>
          <mi>f</mi>
        </msub>
        <mo stretchy="false">=</mo>
        <msub>
          <mi>i</mi>
          <mi>f</mi>
        </msub>
      </mrow>
      <mi>R</mi>
    </mrow>
    <annotation encoding="StarMath 5.0">v_f=i_f R</annotation>
  </semantics>
</math>
</file>

<file path=Object 8/content.xml><?xml version="1.0" encoding="utf-8"?>
<math xmlns="http://www.w3.org/1998/Math/MathML" display="block">
  <semantics>
    <mrow>
      <mrow>
        <msub>
          <mi>v</mi>
          <mi>f</mi>
        </msub>
        <mo stretchy="false">=</mo>
        <mi>Z</mi>
      </mrow>
      <msub>
        <mi>i</mi>
        <mi>f</mi>
      </msub>
    </mrow>
    <annotation encoding="StarMath 5.0">v_f = Z i_f</annotation>
  </semantics>
</math>
</file>

<file path=Object 9/content.xml><?xml version="1.0" encoding="utf-8"?>
<math xmlns="http://www.w3.org/1998/Math/MathML" display="block">
  <semantics>
    <mrow>
      <mi>Z</mi>
      <mo stretchy="false">=</mo>
      <mi mathvariant="italic">impedancia</mi>
    </mrow>
    <annotation encoding="StarMath 5.0">Z= impedancia</annotation>
  </semantics>
</math>
</file>